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9" calcext:value-type="float">
            <text:p>859</text:p>
          </table:table-cell>
          <table:table-cell table:style-name="ce7" table:formula="of:=COUNTIF([.B7:.B999];&quot;X&quot;)" office:value-type="float" office:value="733" calcext:value-type="float">
            <text:p>73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4" calcext:value-type="float">
            <text:p>9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9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20:53:29.1192953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9T20:54:15.575396186</dc:date>
    <meta:editing-duration>PT23H51M41S</meta:editing-duration>
    <meta:editing-cycles>854</meta:editing-cycles>
    <meta:document-statistic meta:table-count="1" meta:cell-count="5172" meta:object-count="0"/>
  </office:meta>
</office:document-meta>
</file>